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技術力が最も重要であると明言しよう。</text:p>
          </table:table-cell>
          <table:table-cell table:style-name="ce0"/>
          <table:table-cell table:style-name="ce0"/>
          <table:table-cell table:style-name="ce0" office:value-type="string">
            <text:p>Let me explain why finesse is the most
important stat.</text:p>
          </table:table-cell>
          <table:table-cell table:number-columns-repeated="1020"/>
        </table:table-row>
        <table:table-row>
          <table:table-cell table:style-name="ce0" office:value-type="string">
            <text:p>なぜなら、技術力が高いほど攻撃の命中率が
上昇し、かつ、クリティカル率も上がるのだ。</text:p>
          </table:table-cell>
          <table:table-cell table:style-name="ce0"/>
          <table:table-cell table:style-name="ce0"/>
          <table:table-cell table:style-name="ce0" office:value-type="string">
            <text:p>It's because, as your finesse increases, your
hit rate and critical rate both increase with it.</text:p>
          </table:table-cell>
          <table:table-cell table:number-columns-repeated="1020"/>
        </table:table-row>
        <table:table-row>
          <table:table-cell table:style-name="ce0" office:value-type="string">
            <text:p>さらに、「技術力依存スキル」のダメージ量は
このパラメータの高さに左右される。</text:p>
          </table:table-cell>
          <table:table-cell table:style-name="ce0"/>
          <table:table-cell table:style-name="ce0"/>
          <table:table-cell table:style-name="ce0" office:value-type="string">
            <text:p>Not only that, but the damage dealt by
"Finesse-Based Skills" is influenced by finesse.</text:p>
          </table:table-cell>
          <table:table-cell table:number-columns-repeated="1020"/>
        </table:table-row>
        <table:table-row>
          <table:table-cell table:style-name="ce0" office:value-type="string">
            <text:p>戦闘において最優先で考慮すべきは、まさに
技術力であると言えよう。</text:p>
          </table:table-cell>
          <table:table-cell table:style-name="ce0"/>
          <table:table-cell table:style-name="ce0"/>
          <table:table-cell table:style-name="ce0" office:value-type="string">
            <text:p>If one must choose the most important among
all stats, it would most certainly be finesse.</text:p>
          </table:table-cell>
          <table:table-cell table:number-columns-repeated="1020"/>
        </table:table-row>
        <table:table-row>
          <table:table-cell table:style-name="ce0" office:value-type="string">
            <text:p>攻撃力が一番重要に決まってるだろ。</text:p>
          </table:table-cell>
          <table:table-cell table:style-name="ce0"/>
          <table:table-cell table:style-name="ce0"/>
          <table:table-cell table:style-name="ce0" office:value-type="string">
            <text:p>Strength is the most important stat, 'course.</text:p>
          </table:table-cell>
          <table:table-cell table:number-columns-repeated="1020"/>
        </table:table-row>
        <table:table-row>
          <table:table-cell table:style-name="ce0" office:value-type="string">
            <text:p>攻撃力が高ければ、通常攻撃や「攻撃力依存
スキル」の威力も上がるんだ。</text:p>
          </table:table-cell>
          <table:table-cell table:style-name="ce0"/>
          <table:table-cell table:style-name="ce0"/>
          <table:table-cell table:style-name="ce0" office:value-type="string">
            <text:p>As your strength goes up, the power of your
normal and "Attack-Based Skills" goes up, too.</text:p>
          </table:table-cell>
          <table:table-cell table:number-columns-repeated="1020"/>
        </table:table-row>
        <table:table-row>
          <table:table-cell table:style-name="ce0" office:value-type="string">
            <text:p>こいつは戦闘の基本だぜ。　攻撃力こそ
最優先で考えるべきパラメータだ。</text:p>
          </table:table-cell>
          <table:table-cell table:style-name="ce0"/>
          <table:table-cell table:style-name="ce0"/>
          <table:table-cell table:style-name="ce0" office:value-type="string">
            <text:p>Strength is the very core of battle, so it's
absolutely the most important stat!</text:p>
          </table:table-cell>
          <table:table-cell table:number-columns-repeated="1020"/>
        </table:table-row>
        <table:table-row>
          <table:table-cell table:style-name="ce0" office:value-type="string">
            <text:p>あなたは、もう何かスキル覚えたかしら？</text:p>
          </table:table-cell>
          <table:table-cell table:style-name="ce0"/>
          <table:table-cell table:style-name="ce0"/>
          <table:table-cell table:style-name="ce0" office:value-type="string">
            <text:p>Have you learned any skills, yet?</text:p>
          </table:table-cell>
          <table:table-cell table:number-columns-repeated="1020"/>
        </table:table-row>
        <table:table-row>
          <table:table-cell table:style-name="ce0" office:value-type="string">
            <text:p>スキルの説明ウィンドウの中に【AC30】とか
書いてあるでしょ。</text:p>
          </table:table-cell>
          <table:table-cell table:style-name="ce0"/>
          <table:table-cell table:style-name="ce0"/>
          <table:table-cell table:style-name="ce0" office:value-type="string">
            <text:p>You know how you'll see something like
【AC30】 written in the skill info window?</text:p>
          </table:table-cell>
          <table:table-cell table:number-columns-repeated="1020"/>
        </table:table-row>
        <table:table-row>
          <table:table-cell table:style-name="ce0" office:value-type="string">
            <text:p>ACっていうのは「アクション」、つまり
動作の激しさを表しているの。</text:p>
          </table:table-cell>
          <table:table-cell table:style-name="ce0"/>
          <table:table-cell table:style-name="ce0"/>
          <table:table-cell table:style-name="ce0" office:value-type="string">
            <text:p>That AC is short for "action", which actually
represents the intensity of a skill.</text:p>
          </table:table-cell>
          <table:table-cell table:number-columns-repeated="1020"/>
        </table:table-row>
        <table:table-row>
          <table:table-cell table:style-name="ce0" office:value-type="string">
            <text:p>ACの値が大きいほど、動きの激しい技って
ことになるわ。</text:p>
          </table:table-cell>
          <table:table-cell table:style-name="ce0"/>
          <table:table-cell table:style-name="ce0"/>
          <table:table-cell table:style-name="ce0" office:value-type="string">
            <text:p>The higher the AC is, the more extreme the
movements involved in a skill are.</text:p>
          </table:table-cell>
          <table:table-cell table:number-columns-repeated="1020"/>
        </table:table-row>
        <table:table-row>
          <table:table-cell table:style-name="ce0" office:value-type="string">
            <text:p>激しければ激しいほど、スキルを使ったときに
消耗する水分が大きくなるわ。
つまり、のどが渇きやすくなるってことよ。</text:p>
          </table:table-cell>
          <table:table-cell table:style-name="ce0"/>
          <table:table-cell table:style-name="ce0"/>
          <table:table-cell table:style-name="ce0" office:value-type="string">
            <text:p>And the more intense a skill is, the more water
your body will need to consume.
That is to say, it'll make you thirsty.</text:p>
          </table:table-cell>
          <table:table-cell table:number-columns-repeated="1020"/>
        </table:table-row>
        <table:table-row>
          <table:table-cell table:style-name="ce0" office:value-type="string">
            <text:p>マ、マジかよ・・・</text:p>
          </table:table-cell>
          <table:table-cell table:style-name="ce0"/>
          <table:table-cell table:style-name="ce0"/>
          <table:table-cell table:style-name="ce0" office:value-type="string">
            <text:p>A-are you serious...?</text:p>
          </table:table-cell>
          <table:table-cell table:number-columns-repeated="1020"/>
        </table:table-row>
        <table:table-row>
          <table:table-cell table:style-name="ce0" office:value-type="string">
            <text:p>道具屋で売っている【もっどーれ↓】は、
ダンジョンのどこにいても、一瞬で入口へ
戻れる便利アイテムです。</text:p>
          </table:table-cell>
          <table:table-cell table:style-name="ce0"/>
          <table:table-cell table:style-name="ce0"/>
          <table:table-cell table:style-name="ce0" office:value-type="string">
            <text:p>The 【Go-Bak↓】 that the tool merchant is
selling is a convenient item that can teleport
you to the entrance from anywhere within a
dungeon.</text:p>
          </table:table-cell>
          <table:table-cell table:number-columns-repeated="1020"/>
        </table:table-row>
        <table:table-row>
          <table:table-cell table:style-name="ce0" office:value-type="string">
            <text:p>冒険者なら、常に1つは持ち歩くことをお勧め
しますよ。</text:p>
          </table:table-cell>
          <table:table-cell table:style-name="ce0"/>
          <table:table-cell table:style-name="ce0"/>
          <table:table-cell table:style-name="ce0" office:value-type="string">
            <text:p>If you're adventurers, I strongly suggest that
you always keep one on you.</text:p>
          </table:table-cell>
          <table:table-cell table:number-columns-repeated="1020"/>
        </table:table-row>
        <table:table-row>
          <table:table-cell table:style-name="ce0" office:value-type="string">
            <text:p>お前もあのウワサ、聞いただろ？
東の沖合に出るっていう、幽霊船・・・。</text:p>
          </table:table-cell>
          <table:table-cell table:style-name="ce0"/>
          <table:table-cell table:style-name="ce0"/>
          <table:table-cell table:style-name="ce0" office:value-type="string">
            <text:p>You heard the rumours, too? About the ghost
ship that appears, off the eastern coast...</text:p>
          </table:table-cell>
          <table:table-cell table:number-columns-repeated="1020"/>
        </table:table-row>
        <table:table-row>
          <table:table-cell table:style-name="ce0" office:value-type="string">
            <text:p>乗り込んだら最後、絶対に戻って来られない
らしいぜ・・・</text:p>
          </table:table-cell>
          <table:table-cell table:style-name="ce0"/>
          <table:table-cell table:style-name="ce0"/>
          <table:table-cell table:style-name="ce0" office:value-type="string">
            <text:p>They say that once you go in, you'll never
be able to leave, ever again...</text:p>
          </table:table-cell>
          <table:table-cell table:number-columns-repeated="1020"/>
        </table:table-row>
        <table:table-row>
          <table:table-cell table:style-name="ce0" office:value-type="string">
            <text:p>防御力が一番重要に決まってるさ！</text:p>
          </table:table-cell>
          <table:table-cell table:style-name="ce0"/>
          <table:table-cell table:style-name="ce0"/>
          <table:table-cell table:style-name="ce0" office:value-type="string">
            <text:p>Defense is the most important, no question!</text:p>
          </table:table-cell>
          <table:table-cell table:number-columns-repeated="1020"/>
        </table:table-row>
        <table:table-row>
          <table:table-cell table:style-name="ce0" office:value-type="string">
            <text:p>防御力が高いほど、敵から受けるダメージを
軽減できるんだ。</text:p>
          </table:table-cell>
          <table:table-cell table:style-name="ce0"/>
          <table:table-cell table:style-name="ce0"/>
          <table:table-cell table:style-name="ce0" office:value-type="string">
            <text:p>The higher your defense is, the less damage
you'll take from enemy attacks.</text:p>
          </table:table-cell>
          <table:table-cell table:number-columns-repeated="1020"/>
        </table:table-row>
        <table:table-row>
          <table:table-cell table:style-name="ce0" office:value-type="string">
            <text:p>それに、敵の攻撃に対して反撃する
「カウンター」は、防御力が高いほど発生率も
高くなるし、威力も上がる！</text:p>
          </table:table-cell>
          <table:table-cell table:style-name="ce0"/>
          <table:table-cell table:style-name="ce0"/>
          <table:table-cell table:style-name="ce0" office:value-type="string">
            <text:p>Also, the "counter" that you do in response to
an enemy's attack becomes not only more
frequent, but more powerful too!</text:p>
          </table:table-cell>
          <table:table-cell table:number-columns-repeated="1020"/>
        </table:table-row>
        <table:table-row>
          <table:table-cell table:style-name="ce0" office:value-type="string">
            <text:p>今は「防御こそ最大の攻撃」の時代だぜ！？</text:p>
          </table:table-cell>
          <table:table-cell table:style-name="ce0"/>
          <table:table-cell table:style-name="ce0"/>
          <table:table-cell table:style-name="ce0" office:value-type="string">
            <text:p>This is the "era of defense", don'tcha think?</text:p>
          </table:table-cell>
          <table:table-cell table:number-columns-repeated="1020"/>
        </table:table-row>
        <table:table-row>
          <table:table-cell table:style-name="ce0" office:value-type="string">
            <text:p>人間、その気になれば何でもできる！</text:p>
          </table:table-cell>
          <table:table-cell table:style-name="ce0"/>
          <table:table-cell table:style-name="ce0"/>
          <table:table-cell table:style-name="ce0" office:value-type="string">
            <text:p>There's nothing that humans can't achieve, if
they put their minds to it!</text:p>
          </table:table-cell>
          <table:table-cell table:number-columns-repeated="1020"/>
        </table:table-row>
        <table:table-row>
          <table:table-cell table:style-name="ce0" office:value-type="string">
            <text:p>って本気で信じてた頃が懐かしいわ・・・</text:p>
          </table:table-cell>
          <table:table-cell table:style-name="ce0"/>
          <table:table-cell table:style-name="ce0"/>
          <table:table-cell table:style-name="ce0" office:value-type="string">
            <text:p>I miss the days when I could truly believe that...</text:p>
          </table:table-cell>
          <table:table-cell table:number-columns-repeated="1020"/>
        </table:table-row>
        <table:table-row>
          <table:table-cell table:style-name="ce0" office:value-type="string">
            <text:p>ったく！　騎士団の連中はまだ来ねえの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モタモタしてやがんだ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まさか、人質を見殺しにするつもりじゃ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騎士団長のことだ。　それは
ありえねえだ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真昼間から強盗に来るとは思って
なかったんだろうから、おそらく兵を揃えるのに
時間がかかってるだけだと思う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～ちっくしょう・・・小便して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いや・・・昨日の夜、バカ騒ぎで
　飲みまくってから、一度も便所行ってねえ
　じゃん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べ・・・来る前に便所寄っておきゃあ
　よかった・・・！　くっそ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くそ・・・・ああ・・・くっそ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べぇ・・・マ、マジで小便してぇ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便所行って来る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その間に騎士団どもが来たら、最高に
　カッコ悪ぃ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性
「あの・・・ちょっ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なんだ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トイレに・・・行きたいんだ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あ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頭、女が便所行きたいらしいんですが、
　どうします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！？　小便くらい我慢させろ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だってよ。　そこで漏らすんじゃねえ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っ！？　オレが漏らすわけねえだろテメェ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へ！？　い、いや、そこの女に言ったんです
　けど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ぁ・・・そ、そうだな・・・わり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、騎士団のバカ共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だ来ねえのかよォ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、やべえ・・・だめだ、もう・・・小便が
　我慢できねぇ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、行ってくるか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ね、ねえ・・・トイレ・・・行かせてよ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もれちゃう・・・っ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何度も言わせんな。　我慢し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そんなこと・・・言ったっ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おねがい・・・、本当にトイレ行きたいの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トイレトイレうるせえ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めえも女なら、うちらのお頭の、凛とした姿を
　見習え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あうぅ・・・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・・・このバカっ！！！　便所行ってくる
　なんて言えなくなっちまったじゃねえか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ざけんなちっくしょおおぅ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ょ、小便・・・っ、あぁ・・・小便してぇ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腹がパンパンで・・・水風船みてえに
　なってやがる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以上は・・・だ、だめだ・・・っ！　漏れ
　ちまう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どうしたんすか、お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う・・・その・・・悪ぃけど、オレちょっと
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、お頭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？　な、なんだ急に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騎士団の連中が来ました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っ！？　このタイミングでかよぉ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予想以上に数が多いですぜ！！　ありゃあ、
　陽動作戦どころじゃねえで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ジかよ・・・！　どんくらい来たん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たぶん、40人近く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そ・・・っ！！　時間がかかってたのは、
大量に数を揃えるためだったのか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たぶん、もうこの酒場の近くで陣を張られて
　ます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逃げるのは無理そうっ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このまま人質を盾にして立てこもるしか
ねえじゃねぇ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そう・・・っ！　いつになったら小便できんだ
　よォ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・・・耐えろ・・・っ！　耐えて頭を動かせ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状況を打開して・・・ど、どこかで小便を
　済ませる妙案は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・・・ぁ・・・・だめ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・・・///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頭、女が漏らしました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、テメェ・・・！　こんなとこで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ゅうううぅぅぅ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・・・やべぇ・・・も、もう・・・オレも・・・我慢が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だ！　この女を便所で着替えさせること
　にして、そこで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たく、しょうがねぇな・・・！　オ、オレが
片付け手伝ってやっから、便所行くぞ、オ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いやいや、お頭にそんな世話させるわけには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女の後始末は女がやりゃあいいんだ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メェらは他の連中をしっかり見張って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待て、身構えないで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我々は交渉のために来た。　武器は持って
　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あっ！？？　なんなんだよっ！！！
　しょ、小便させてくれよおおぉ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べえ・・・ど、ど、どうすりゃいいんだ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落ち着いて交渉なんか、やってられる状況じゃ
　ねえよぉ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ん？　何か飛んで来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ぶほっ！　な、なんだこの煙は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・・・くっ！　い・・・意識・・・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・・・何が起きたんだ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誰かが援護してくれたんじゃないっすか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チャンスですよ！　今のうちにずらかり
　ましょうぜ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あ・・・そう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確かに、逃げるなら今しかね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この状態で走ったりしたら
　確実に漏らす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、オレは後から行くから、お前ら先に
ダッシュで逃げ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え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なんでですか？　一緒に逃げましょう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色々あんだよ！！　とにかく、早く行け！！
オ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わ、分かりました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んじゃ、アジトで待ってます！　お先に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行った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なら便所、行ける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ここで時間を使うわけにはいかねえ
よ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し・・・！　腹に刺激を与えないように
そーっと行く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で、公道まで逃げたら途中の物陰かどっかで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15T19:02:27+02:00</meta:creation-date>
    <dc:date>2019-10-15T19:02:2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